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Saab" svg:font-family="Saab" style:font-pitch="variable"/>
    <style:font-face style:name="aakar" svg:font-family="aakar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text-properties style:font-name="Times New Roman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_20__28_user_29_">
      <style:text-properties style:font-name="Times New Roman" fo:font-weight="normal" style:font-weight-asian="normal" style:font-weight-complex="normal"/>
    </style:style>
    <style:style style:name="P8" style:family="paragraph" style:parent-style-name="Standard_20__28_user_29_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_20__28_user_29_">
      <style:text-properties style:font-name="Abyssinica SIL" fo:font-size="14pt" fo:language="en" fo:country="US" style:font-size-asian="14pt" style:font-name-complex="Times New Roman1" style:font-size-complex="14pt"/>
    </style:style>
    <style:style style:name="P10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_20__28_user_29_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_20__28_user_29_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_20__28_user_29_">
      <style:paragraph-properties fo:margin-top="0in" fo:margin-bottom="0in" loext:contextual-spacing="false"/>
      <style:text-properties fo:color="#000000" style:font-name="Times New Roman" fo:font-size="9pt" fo:language="en" fo:country="US" style:font-size-asian="9pt" style:font-name-complex="Times New Roman1" style:font-size-complex="9pt"/>
    </style:style>
    <style:style style:name="P16" style:family="paragraph" style:parent-style-name="Standard_20__28_user_29_">
      <style:paragraph-properties fo:margin-top="0in" fo:margin-bottom="0in" loext:contextual-spacing="false"/>
      <style:text-properties style:font-name="Times New Roman"/>
    </style:style>
    <style:style style:name="P17" style:family="paragraph" style:parent-style-name="Standard_20__28_user_29_">
      <style:paragraph-properties fo:margin-top="0in" fo:margin-bottom="0in" loext:contextual-spacing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_20__28_user_29_">
      <style:paragraph-properties fo:margin-top="0in" fo:margin-bottom="0in" loext:contextual-spacing="false" fo:text-align="start" style:justify-single-word="false"/>
      <style:text-properties style:font-name="Times New Roman" fo:font-size="14pt" fo:font-weight="normal" officeooo:rsid="001fed72" officeooo:paragraph-rsid="001fed72" style:font-size-asian="14pt" style:font-weight-asian="normal" style:font-size-complex="14pt" style:font-weight-complex="normal"/>
    </style:style>
    <style:style style:name="P19" style:family="paragraph" style:parent-style-name="Standard_20__28_user_29_">
      <style:paragraph-properties fo:margin-top="0in" fo:margin-bottom="0in" loext:contextual-spacing="false" fo:line-height="100%" fo:text-align="end" style:justify-single-word="false"/>
    </style:style>
    <style:style style:name="P20" style:family="paragraph" style:parent-style-name="Standard_20__28_user_29_">
      <style:paragraph-properties fo:margin-top="0.1665in" fo:margin-bottom="0.111in" loext:contextual-spacing="false"/>
    </style:style>
    <style:style style:name="P21" style:family="paragraph" style:parent-style-name="Standard">
      <style:paragraph-properties fo:break-before="pag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_20__28_user_29_">
      <style:paragraph-properties fo:margin-left="3.9335in" fo:margin-right="0in" fo:margin-top="0in" fo:margin-bottom="0in" loext:contextual-spacing="false" fo:line-height="100%" fo:text-align="end" style:justify-single-word="false" fo:text-indent="0.4917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List_20_Paragraph" style:list-style-name="WWNum1"/>
    <style:style style:name="P24" style:family="paragraph" style:parent-style-name="List_20_Paragraph" style:list-style-name="WWNum1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List_20_Paragraph" style:list-style-name="WWNum1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_20__28_user_29_">
      <style:text-properties style:font-name="Times New Roman"/>
    </style:style>
    <style:style style:name="P27" style:family="paragraph" style:parent-style-name="Standard_20__28_user_29_">
      <style:text-properties style:font-name="Times New Roman" officeooo:rsid="00239217" officeooo:paragraph-rsid="00239217"/>
    </style:style>
    <style:style style:name="P28" style:family="paragraph" style:parent-style-name="Standard_20__28_user_29_">
      <style:text-properties style:font-name="Saab" fo:font-size="10pt" officeooo:rsid="00239217" officeooo:paragraph-rsid="00239217" style:font-size-asian="10pt" style:font-size-complex="10pt"/>
    </style:style>
    <style:style style:name="P29" style:family="paragraph" style:parent-style-name="Standard_20__28_user_29_">
      <style:text-properties style:font-name="Saab" fo:font-size="10pt" officeooo:paragraph-rsid="00239217" style:font-size-asian="10pt" style:font-size-complex="10pt"/>
    </style:style>
    <style:style style:name="P30" style:family="paragraph" style:parent-style-name="Standard_20__28_user_29_">
      <style:text-properties style:font-name="Saab" fo:font-size="10pt" officeooo:paragraph-rsid="0022c4c8" style:font-size-asian="10pt" style:font-size-complex="10pt"/>
    </style:style>
    <style:style style:name="P31" style:family="paragraph" style:parent-style-name="Standard_20__28_user_29_">
      <style:text-properties style:font-name="Saab" fo:font-size="10pt" officeooo:rsid="0022c4c8" officeooo:paragraph-rsid="0022c4c8" style:font-size-asian="10pt" style:font-size-complex="10pt"/>
    </style:style>
    <style:style style:name="P32" style:family="paragraph" style:parent-style-name="Standard_20__28_user_29_">
      <style:text-properties style:font-name="Saab" fo:font-size="10pt" officeooo:paragraph-rsid="00225cff" style:font-size-asian="10pt" style:font-size-complex="10pt"/>
    </style:style>
    <style:style style:name="P33" style:family="paragraph" style:parent-style-name="Standard_20__28_user_29_">
      <style:text-properties style:font-name="Saab" fo:font-size="10pt" fo:font-weight="normal" officeooo:paragraph-rsid="00225cff" style:font-size-asian="10pt" style:font-weight-asian="normal" style:font-size-complex="10pt" style:font-weight-complex="normal"/>
    </style:style>
    <style:style style:name="P34" style:family="paragraph" style:parent-style-name="Standard_20__28_user_29_">
      <style:text-properties style:font-name="Saab" fo:font-size="10pt" fo:font-weight="normal" officeooo:paragraph-rsid="0022c4c8" style:font-size-asian="10pt" style:font-weight-asian="normal" style:font-size-complex="10pt" style:font-weight-complex="normal"/>
    </style:style>
    <style:style style:name="P35" style:family="paragraph" style:parent-style-name="Standard_20__28_user_29_">
      <style:text-properties style:font-name="Saab" fo:font-size="10pt" fo:font-weight="normal" officeooo:rsid="00239217" officeooo:paragraph-rsid="00239217" style:font-size-asian="10pt" style:font-weight-asian="normal" style:font-size-complex="10pt" style:font-weight-complex="normal"/>
    </style:style>
    <style:style style:name="P36" style:family="paragraph" style:parent-style-name="Standard_20__28_user_29_">
      <style:text-properties style:font-name="Saab" fo:font-size="10pt" fo:font-weight="normal" officeooo:rsid="0023d42a" officeooo:paragraph-rsid="0023d42a" style:font-size-asian="10pt" style:font-weight-asian="normal" style:font-size-complex="10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weight="bold" officeooo:rsid="0022c4c8" style:font-weight-asian="bold" style:font-weight-complex="bold"/>
    </style:style>
    <style:style style:name="T5" style:family="text">
      <style:text-properties style:font-name="Times New Roman" fo:font-weight="bold" officeooo:rsid="00239217" style:font-weight-asian="bold" style:font-weight-complex="bold"/>
    </style:style>
    <style:style style:name="T6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officeooo:rsid="001f3495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2" style:family="text">
      <style:text-properties fo:color="#000000"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style:font-name="Times New Roman" fo:font-size="14pt" style:text-underline-style="none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officeooo:rsid="001fed72" style:font-size-asian="14pt" style:font-name-complex="Times New Roman1" style:font-size-complex="14pt"/>
    </style:style>
    <style:style style:name="T17" style:family="text">
      <style:text-properties fo:color="#000000" style:font-name="Times New Roman" fo:font-size="11pt" fo:language="en" fo:country="US" style:font-size-asian="11pt" style:font-name-complex="Times New Roman1" style:font-size-complex="11pt"/>
    </style:style>
    <style:style style:name="T18" style:family="text">
      <style:text-properties fo:color="#000000" style:font-name="Times New Roman" fo:font-size="9pt" fo:language="en" fo:country="US" style:font-size-asian="9pt" style:font-name-complex="Times New Roman1" style:font-size-complex="9pt"/>
    </style:style>
    <style:style style:name="T19" style:family="text">
      <style:text-properties officeooo:rsid="0021c91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25cff" style:font-weight-asian="bold" style:font-weight-complex="bold"/>
    </style:style>
    <style:style style:name="T22" style:family="text">
      <style:text-properties fo:font-weight="bold" officeooo:rsid="00239217" style:font-weight-asian="bold" style:font-weight-complex="bold"/>
    </style:style>
    <style:style style:name="T23" style:family="text">
      <style:text-properties fo:font-weight="bold" officeooo:rsid="0022c4c8" style:font-weight-asian="bold" style:font-weight-complex="bold"/>
    </style:style>
    <style:style style:name="T24" style:family="text">
      <style:text-properties officeooo:rsid="00225cff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5cff" style:font-weight-asian="normal" style:font-weight-complex="normal"/>
    </style:style>
    <style:style style:name="T27" style:family="text">
      <style:text-properties fo:font-weight="normal" officeooo:rsid="00239217" style:font-weight-asian="normal" style:font-weight-complex="normal"/>
    </style:style>
    <style:style style:name="T28" style:family="text">
      <style:text-properties fo:language="ru" fo:country="RU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239217" style:font-weight-asian="bold" style:font-weight-complex="bold"/>
    </style:style>
    <style:style style:name="T31" style:family="text">
      <style:text-properties fo:language="ru" fo:country="RU" fo:font-weight="normal" style:font-weight-asian="normal" style:font-weight-complex="normal"/>
    </style:style>
    <style:style style:name="T32" style:family="text">
      <style:text-properties fo:language="ru" fo:country="RU" fo:font-weight="normal" officeooo:rsid="00239217" style:font-weight-asian="normal" style:font-weight-complex="normal"/>
    </style:style>
    <style:style style:name="T33" style:family="text">
      <style:text-properties fo:language="ru" fo:country="RU" fo:font-weight="normal" officeooo:rsid="0023d42a" style:font-weight-asian="normal" style:font-weight-complex="normal"/>
    </style:style>
    <style:style style:name="T34" style:family="text">
      <style:text-properties style:font-name="Times"/>
    </style:style>
    <style:style style:name="T35" style:family="text">
      <style:text-properties style:font-name="Saab" officeooo:rsid="00225cff"/>
    </style:style>
    <style:style style:name="T36" style:family="text">
      <style:text-properties style:font-name="Saab" fo:language="ru" fo:country="RU"/>
    </style:style>
    <style:style style:name="T37" style:family="text">
      <style:text-properties officeooo:rsid="0022c4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осковский Авиационный Институт</text:p>
      <text:p text:style-name="P6">(Национальный Исследовательский Университет)</text:p>
      <text:p text:style-name="P6">Факультет информационных технологий и прикладной математики</text:p>
      <text:p text:style-name="P6">Кафедра вычислительной математики и программирования</text:p>
      <text:p text:style-name="P3"/>
      <text:p text:style-name="P3"/>
      <text:p text:style-name="P4"/>
      <text:p text:style-name="P4"/>
      <text:p text:style-name="P4"/>
      <text:p text:style-name="P4"/>
      <text:p text:style-name="P1"><text:span text:style-name="T2">Лабораторная работа №</text:span><text:span text:style-name="T3">1</text:span><text:span text:style-name="T2"> по курсу</text:span></text:p>
      <text:p text:style-name="P5">«Операционные системы»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pan text:style-name="T6">Студент: </text:span><text:span text:style-name="T7"><text:s/></text:span><text:span text:style-name="T8"><text:s/>Матвеев Данил</text:span></text:p>
      <text:p text:style-name="P22">Группа: М8О-207Б-21</text:p>
      <text:p text:style-name="P13">Преподаватель: Миронов Евгений Сергеевич</text:p>
      <text:p text:style-name="P13">Оценка: ___________</text:p>
      <text:p text:style-name="P13">Дата: ___________</text:p>
      <text:p text:style-name="P13">Подпись: ___________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Москва, 202<text:span text:style-name="T19">3</text:span></text:p>
      <text:p text:style-name="P12"><text:soft-page-break/>Содержание</text:p>
      <text:list xml:id="list765319660" text:style-name="WWNum1">
        <text:list-item>
          <text:p text:style-name="P24">Репозиторий</text:p>
        </text:list-item>
        <text:list-item>
          <text:p text:style-name="P24">Постановка задачи</text:p>
        </text:list-item>
        <text:list-item>
          <text:p text:style-name="P25">Описание работы strace</text:p>
        </text:list-item>
        <text:list-item>
          <text:p text:style-name="P23"><text:span text:style-name="T6">Демонстрация работы </text:span><text:span text:style-name="T11">strace</text:span></text:p>
        </text:list-item>
        <text:list-item>
          <text:p text:style-name="P24">Вывод</text:p>
        </text:list-item>
      </text:list>
      <text:p text:style-name="P10"/>
      <text:p text:style-name="P21">Репозиторий</text:p>
      <text:p text:style-name="P9">https://github.com/MrDenli/OsLabs</text:p>
      <text:p text:style-name="P20"><text:span text:style-name="Internet_20_link"><text:span text:style-name="T14">Постановка задачи</text:span></text:span></text:p>
      <text:p text:style-name="Standard_20__28_user_29_"><text:span text:style-name="T15">Подробно рассказать о каждом системном вызове из утилиты </text:span><text:span text:style-name="T12">strace</text:span><text:span text:style-name="T15"> на примере лабораторной работы №</text:span><text:span text:style-name="T16">3</text:span><text:span text:style-name="T9">.</text:span></text:p>
      <text:p text:style-name="P8">Описание работы strace</text:p>
      <text:p text:style-name="P7">execve — открывает исполняемый файл</text:p>
      <text:p text:style-name="P2">brk — определение конца сегмента данных для процесса</text:p>
      <text:p text:style-name="Standard_20__28_user_29_"><text:span text:style-name="T17">arch_prctl</text:span><text:span text:style-name="T18"> - </text:span><text:span text:style-name="T1">задаёт состояние процесса или нити, зависящие от архитектуры</text:span></text:p>
      <text:p text:style-name="P2">openat — открывает файл</text:p>
      <text:p text:style-name="P2">fstat - <text:s/>считывает состояние файла</text:p>
      <text:p text:style-name="P2">mmap, munmap - отражает файлы или устройства в памяти, снимает их отражение </text:p>
      <text:p text:style-name="P2">mprotect - контролирует доступ к области памяти </text:p>
      <text:p text:style-name="P2">read, write — чтение и запись</text:p>
      <text:p text:style-name="P2"/>
      <text:p text:style-name="P2">ПОДРОБНЕЕ:</text:p>
      <text:p text:style-name="P2">void *mmap(void *addr, size_t length, int prot, int flags, int fd, off_t offset); - возвращает указатель на начало выделенного блока памяти. Addr — позволяет выбрать конкретный адрес, length — длина участвка, int prot — раззрешения (write, read), fd — файловый дескриптор, offset — сдвиг относительно адреса.</text:p>
      <text:p text:style-name="P2">getpid() - возвращает id процесса, в котором была вызвана</text:p>
      <text:p text:style-name="P2">off_t <text:span text:style-name="T34">lseek</text:span>(int fd, off_t offset, int whence); - сдвигает позицию в fd на значение offset в направлении whence.</text:p>
      <text:p text:style-name="P32"><text:span text:style-name="T20"><text:s/>int execve(const char *pathname, char *const argv[], char *const envp[]) </text:span>- <text:span text:style-name="T21"><text:s/></text:span><text:span text:style-name="T26">выполняет программу</text:span></text:p>
      <text:p text:style-name="P33"><text:span text:style-name="T24">1) pathname — путь, ссылающийся на программу.</text:span></text:p>
      <text:p text:style-name="P33"><text:span text:style-name="T24">2) </text:span><text:bookmark text:name="tw-target-text"/><text:span text:style-name="T28">argv — это массив строк аргументов, передаваемых новой программе. </text:span></text:p>
      <text:p text:style-name="P33"><text:span text:style-name="T24">3) </text:span><text:bookmark text:name="tw-target-text1"/><text:span text:style-name="T28">envp — это массив строк, обычно в форме ключ=значение, которые передаются в качестве среды новой программе. <text:s/></text:span></text:p>
      <text:p text:style-name="P30"><text:span text:style-name="T23">int access(const char *pathname, int mode) - </text:span><text:bookmark text:name="tw-target-text2"/><text:span text:style-name="T31">провер</text:span><text:span text:style-name="T33">яет</text:span><text:span text:style-name="T31"> права пользователя на файл</text:span></text:p>
      <text:p text:style-name="P34"><text:span text:style-name="T37">1) <text:s/>pathname — путь, ссылающийся на программу. </text:span><text:bookmark text:name="tw-target-text3"/><text:span text:style-name="T28">Если имя пути является символической ссылкой, оно разыменовывается.</text:span></text:p>
      <text:p text:style-name="P31"><text:soft-page-break/></text:p>
      <text:p text:style-name="P30"><text:span text:style-name="T23">2) </text:span><text:span text:style-name="T27">mode - </text:span><text:bookmark text:name="tw-target-text4"/><text:span text:style-name="T27"><text:s/></text:span><text:span text:style-name="T32">указывает проверки доступности, которые должны быть выполнены, и является либо значением F_OK, либо маской, состоящей из побитового ИЛИ одного или нескольких из R_OK, W_OK и X_OK. F_OK тесты для </text:span><text:span text:style-name="T31">существование файла. R_OK, W_OK и X_OK проверяют, существует ли файл, и предоставляют права на чтение, запись и выполнение соответственно.</text:span></text:p>
      <text:p text:style-name="P29"><text:span text:style-name="T22"><text:s/>ssize_t read(int fd, void *buf, size_t count) - </text:span><text:bookmark text:name="tw-target-text6"/><text:span text:style-name="T31">чтение из файлового дескриптора</text:span></text:p>
      <text:p text:style-name="P35">1) fd — файловый дискриптор, из которого read() <text:s/>пытается прочитать.</text:p>
      <text:p text:style-name="P35">2) count — колличество байт, которые читаются.</text:p>
      <text:p text:style-name="P35">3) <text:s/>buf – буффер, в который read() читает байты.</text:p>
      <text:p text:style-name="P27"><text:span text:style-name="T20"/></text:p>
      <text:p text:style-name="P28"><text:span text:style-name="T20">int truncate(const char *path, off_t length) — </text:span><text:span text:style-name="T25">обрезает файл до указанной длины.</text:span></text:p>
      <text:p text:style-name="P36">1) path — путь к файлу</text:p>
      <text:p text:style-name="P36">2) lenght — длина байтов, до которого обрезается файл.</text:p>
      <text:p text:style-name="Standard_20__28_user_29_"><text:span text:style-name="T10">Демонстрация работы </text:span><text:span text:style-name="T13">strace</text:span></text:p>
      <text:p text:style-name="P15">execve("./main", ["./main"], 0x7ffe105f6db0 /* 45 vars */) = 0</text:p>
      <text:p text:style-name="P15">brk(NULL) <text:s text:c="30"/>= 0x5652d5a0f000</text:p>
      <text:p text:style-name="P15">arch_prctl(0x3001 /* ARCH_??? */, 0x7ffcdca815c0) = -1 EINVAL (Недопустимый аргумент)</text:p>
      <text:p text:style-name="P15">mmap(NULL, 8192, PROT_READ|PROT_WRITE, MAP_PRIVATE|MAP_ANONYMOUS, -1, 0) = 0x7f0c425c8000</text:p>
      <text:p text:style-name="P15">access("/etc/ld.so.preload", R_OK) <text:s text:c="5"/>= -1 ENOENT (Нет такого файла или каталога)</text:p>
      <text:p text:style-name="P15">openat(AT_FDCWD, "/etc/ld.so.cache", O_RDONLY|O_CLOEXEC) = 3</text:p>
      <text:p text:style-name="P15">newfstatat(3, "", {st_mode=S_IFREG|0644, st_size=59555, ...}, AT_EMPTY_PATH) = 0</text:p>
      <text:p text:style-name="P15">mmap(NULL, 59555, PROT_READ, MAP_PRIVATE, 3, 0) = 0x7f0c425b9000</text:p>
      <text:p text:style-name="P15">close(3) <text:s text:c="31"/>= 0</text:p>
      <text:p text:style-name="P15">openat(AT_FDCWD, "/lib/x86_64-linux-gnu/libstdc++.so.6", O_RDONLY|O_CLOEXEC) = 3</text:p>
      <text:p text:style-name="P15">read(3, "\177ELF\2\1\1\3\0\0\0\0\0\0\0\0\3\0&gt;\0\1\0\0\0\0\0\0\0\0\0\0\0"..., 832) = 832</text:p>
      <text:p text:style-name="P15">newfstatat(3, "", {st_mode=S_IFREG|0644, st_size=2252096, ...}, AT_EMPTY_PATH) = 0</text:p>
      <text:p text:style-name="P15">mmap(NULL, 2267328, PROT_READ, MAP_PRIVATE|MAP_DENYWRITE, 3, 0) = 0x7f0c42200000</text:p>
      <text:p text:style-name="P15">mmap(0x7f0c4229a000, 1114112, PROT_READ|PROT_EXEC, MAP_PRIVATE|MAP_FIXED|MAP_DENYWRITE, 3, 0x9a000) = 0x7f0c4229a000</text:p>
      <text:p text:style-name="P15">mmap(0x7f0c423aa000, 454656, PROT_READ, MAP_PRIVATE|MAP_FIXED|MAP_DENYWRITE, 3, 0x1aa000) = 0x7f0c423aa000</text:p>
      <text:p text:style-name="P15">mmap(0x7f0c42419000, 57344, PROT_READ|PROT_WRITE, MAP_PRIVATE|MAP_FIXED|MAP_DENYWRITE, 3, 0x218000) = 0x7f0c42419000</text:p>
      <text:p text:style-name="P15">mmap(0x7f0c42427000, 10432, PROT_READ|PROT_WRITE, MAP_PRIVATE|MAP_FIXED|MAP_ANONYMOUS, -1, 0) = 0x7f0c42427000</text:p>
      <text:p text:style-name="P15">close(3) <text:s text:c="31"/>= 0</text:p>
      <text:p text:style-name="P15">openat(AT_FDCWD, "/lib/x86_64-linux-gnu/libgcc_s.so.1", O_RDONLY|O_CLOEXEC) = 3</text:p>
      <text:p text:style-name="P15">read(3, "\177ELF\2\1\1\0\0\0\0\0\0\0\0\0\3\0&gt;\0\1\0\0\0\0\0\0\0\0\0\0\0"..., 832) = 832</text:p>
      <text:p text:style-name="P15">newfstatat(3, "", {st_mode=S_IFREG|0644, st_size=125488, ...}, AT_EMPTY_PATH) = 0</text:p>
      <text:p text:style-name="P15">mmap(NULL, 127720, PROT_READ, MAP_PRIVATE|MAP_DENYWRITE, 3, 0) = 0x7f0c42599000</text:p>
      <text:p text:style-name="P15">mmap(0x7f0c4259c000, 94208, PROT_READ|PROT_EXEC, MAP_PRIVATE|MAP_FIXED|MAP_DENYWRITE, 3, 0x3000) = 0x7f0c4259c000</text:p>
      <text:p text:style-name="P15">mmap(0x7f0c425b3000, 16384, PROT_READ, MAP_PRIVATE|MAP_FIXED|MAP_DENYWRITE, 3, 0x1a000) = 0x7f0c425b3000</text:p>
      <text:p text:style-name="P15">mmap(0x7f0c425b7000, 8192, PROT_READ|PROT_WRITE, MAP_PRIVATE|MAP_FIXED|MAP_DENYWRITE, 3, 0x1d000) = 0x7f0c425b7000</text:p>
      <text:p text:style-name="P15"><text:soft-page-break/>close(3) <text:s text:c="31"/>= 0</text:p>
      <text:p text:style-name="P15">openat(AT_FDCWD, "/lib/x86_64-linux-gnu/libc.so.6", O_RDONLY|O_CLOEXEC) = 3</text:p>
      <text:p text:style-name="P15">read(3, "\177ELF\2\1\1\3\0\0\0\0\0\0\0\0\3\0&gt;\0\1\0\0\0P\237\2\0\0\0\0\0"..., 832) = 832</text:p>
      <text:p text:style-name="P15">pread64(3, "\6\0\0\0\4\0\0\0@\0\0\0\0\0\0\0@\0\0\0\0\0\0\0@\0\0\0\0\0\0\0"..., 784, 64) = 784</text:p>
      <text:p text:style-name="P15">pread64(3, "\4\0\0\0 \0\0\0\5\0\0\0GNU\0\2\0\0\300\4\0\0\0\3\0\0\0\0\0\0\0"..., 48, 848) = 48</text:p>
      <text:p text:style-name="P15">pread64(3, "\4\0\0\0\24\0\0\0\3\0\0\0GNU\0i8\235HZ\227\223\333\350s\360\352,\223\340."..., 68, 896) = 68</text:p>
      <text:p text:style-name="P15">newfstatat(3, "", {st_mode=S_IFREG|0644, st_size=2216304, ...}, AT_EMPTY_PATH) = 0</text:p>
      <text:p text:style-name="P15">pread64(3, "\6\0\0\0\4\0\0\0@\0\0\0\0\0\0\0@\0\0\0\0\0\0\0@\0\0\0\0\0\0\0"..., 784, 64) = 784</text:p>
      <text:p text:style-name="P15">mmap(NULL, 2260560, PROT_READ, MAP_PRIVATE|MAP_DENYWRITE, 3, 0) = 0x7f0c41e00000</text:p>
      <text:p text:style-name="P15">mmap(0x7f0c41e28000, 1658880, PROT_READ|PROT_EXEC, MAP_PRIVATE|MAP_FIXED|MAP_DENYWRITE, 3, 0x28000) = 0x7f0c41e28000</text:p>
      <text:p text:style-name="P15">mmap(0x7f0c41fbd000, 360448, PROT_READ, MAP_PRIVATE|MAP_FIXED|MAP_DENYWRITE, 3, 0x1bd000) = 0x7f0c41fbd000</text:p>
      <text:p text:style-name="P15">mmap(0x7f0c42015000, 24576, PROT_READ|PROT_WRITE, MAP_PRIVATE|MAP_FIXED|MAP_DENYWRITE, 3, 0x214000) = 0x7f0c42015000</text:p>
      <text:p text:style-name="P15">mmap(0x7f0c4201b000, 52816, PROT_READ|PROT_WRITE, MAP_PRIVATE|MAP_FIXED|MAP_ANONYMOUS, -1, 0) = 0x7f0c4201b000</text:p>
      <text:p text:style-name="P15">close(3) <text:s text:c="31"/>= 0</text:p>
      <text:p text:style-name="P15">openat(AT_FDCWD, "/lib/x86_64-linux-gnu/libm.so.6", O_RDONLY|O_CLOEXEC) = 3</text:p>
      <text:p text:style-name="P15">read(3, "\177ELF\2\1\1\3\0\0\0\0\0\0\0\0\3\0&gt;\0\1\0\0\0\0\0\0\0\0\0\0\0"..., 832) = 832</text:p>
      <text:p text:style-name="P15">newfstatat(3, "", {st_mode=S_IFREG|0644, st_size=940560, ...}, AT_EMPTY_PATH) = 0</text:p>
      <text:p text:style-name="P15">mmap(NULL, 942344, PROT_READ, MAP_PRIVATE|MAP_DENYWRITE, 3, 0) = 0x7f0c424b2000</text:p>
      <text:p text:style-name="P15">mmap(0x7f0c424c0000, 507904, PROT_READ|PROT_EXEC, MAP_PRIVATE|MAP_FIXED|MAP_DENYWRITE, 3, 0xe000) = 0x7f0c424c0000</text:p>
      <text:p text:style-name="P15">mmap(0x7f0c4253c000, 372736, PROT_READ, MAP_PRIVATE|MAP_FIXED|MAP_DENYWRITE, 3, 0x8a000) = 0x7f0c4253c000</text:p>
      <text:p text:style-name="P15">mmap(0x7f0c42597000, 8192, PROT_READ|PROT_WRITE, MAP_PRIVATE|MAP_FIXED|MAP_DENYWRITE, 3, 0xe4000) = 0x7f0c42597000</text:p>
      <text:p text:style-name="P15">close(3) <text:s text:c="31"/>= 0</text:p>
      <text:p text:style-name="P15">mmap(NULL, 8192, PROT_READ|PROT_WRITE, MAP_PRIVATE|MAP_ANONYMOUS, -1, 0) = 0x7f0c424b0000</text:p>
      <text:p text:style-name="P15">arch_prctl(ARCH_SET_FS, 0x7f0c424b13c0) = 0</text:p>
      <text:p text:style-name="P15">set_tid_address(0x7f0c424b1690) <text:s text:c="8"/>= 8165</text:p>
      <text:p text:style-name="P15">set_robust_list(0x7f0c424b16a0, 24) <text:s text:c="4"/>= 0</text:p>
      <text:p text:style-name="P15">rseq(0x7f0c424b1d60, 0x20, 0, 0x53053053) = 0</text:p>
      <text:p text:style-name="P15">mprotect(0x7f0c42015000, 16384, PROT_READ) = 0</text:p>
      <text:p text:style-name="P15">mprotect(0x7f0c42597000, 4096, PROT_READ) = 0</text:p>
      <text:p text:style-name="P15">mprotect(0x7f0c425b7000, 4096, PROT_READ) = 0</text:p>
      <text:p text:style-name="P15">mmap(NULL, 8192, PROT_READ|PROT_WRITE, MAP_PRIVATE|MAP_ANONYMOUS, -1, 0) = 0x7f0c424ae000</text:p>
      <text:p text:style-name="P15">mprotect(0x7f0c42419000, 45056, PROT_READ) = 0</text:p>
      <text:p text:style-name="P15">mprotect(0x5652d41b1000, 4096, PROT_READ) = 0</text:p>
      <text:p text:style-name="P15">mprotect(0x7f0c42602000, 8192, PROT_READ) = 0</text:p>
      <text:p text:style-name="P15">prlimit64(0, RLIMIT_STACK, NULL, {rlim_cur=8192*1024, rlim_max=RLIM64_INFINITY}) = 0</text:p>
      <text:p text:style-name="P15">munmap(0x7f0c425b9000, 59555) <text:s text:c="10"/>= 0</text:p>
      <text:p text:style-name="P15">getrandom("\xb7\x47\x9f\x8d\x32\xf3\x66\x6e", 8, GRND_NONBLOCK) = 8</text:p>
      <text:p text:style-name="P15">brk(NULL) <text:s text:c="30"/>= 0x5652d5a0f000</text:p>
      <text:p text:style-name="P15">brk(0x5652d5a30000) <text:s text:c="20"/>= 0x5652d5a30000</text:p>
      <text:p text:style-name="P15">futex(0x7f0c4242777c, FUTEX_WAKE_PRIVATE, 2147483647) = 0</text:p>
      <text:p text:style-name="P15">newfstatat(1, "", {st_mode=S_IFCHR|0620, st_rdev=makedev(0x88, 0), ...}, AT_EMPTY_PATH) = 0</text:p>
      <text:p text:style-name="P15">write(1, "1) \320\235\320\260\320\277\320\270\321\210\320\270\321\202\320\265 work, \320\265\321\201\320\273"..., 881) Напишите work, если хотите переумножить матрицы</text:p>
      <text:p text:style-name="P15">) = 88</text:p>
      <text:p text:style-name="P15">write(1, "2) \320\222\320\262\320\265\320\264\320\270\321\202\320\265 test, \320\265\321\201\320\273\320\270"..., 892) Введите test, если хотите провести тест скорости</text:p>
      <text:p text:style-name="P15">) = 89</text:p>
      <text:p text:style-name="P15">newfstatat(0, "", {st_mode=S_IFCHR|0620, st_rdev=makedev(0x88, 0), ...}, AT_EMPTY_PATH) = 0</text:p>
      <text:p text:style-name="P15">read(0, 0x5652d5a212c0, 1024) <text:s text:c="10"/>= ? ERESTARTSYS (To be restarted if SA_RESTART is set)</text:p>
      <text:p text:style-name="P15">--- SIGWINCH {si_signo=SIGWINCH, si_code=SI_KERNEL} ---</text:p>
      <text:p text:style-name="P15">read(0, 0x5652d5a212c0, 1024) <text:s text:c="10"/>= ? ERESTARTSYS (To be restarted if SA_RESTART is set)</text:p>
      <text:p text:style-name="P15">--- SIGWINCH {si_signo=SIGWINCH, si_code=SI_KERNEL} ---</text:p>
      <text:p text:style-name="P15">read(0, ^Cstrace: Process 8165 detached</text:p>
      <text:p text:style-name="P15"><text:s/>&lt;detached ...&gt;</text:p>
      <text:p text:style-name="P16"/>
      <text:p text:style-name="P16"/>
      <text:p text:style-name="P17">Выводы</text:p>
      <text:p text:style-name="P18"><text:soft-page-break/>В данной лабораторной работе я использовал утилиту strace, для приобретения практических навыков диагностики работы программного обеспечения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Saab" svg:font-family="Saab" style:font-pitch="variable"/>
    <style:font-face style:name="aakar" svg:font-family="aakar" style:font-pitch="variable"/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Standard_20__28_user_29_" style:display-name="Standard (user)" style:family="paragraph">
      <style:paragraph-properties fo:margin-top="0in" fo:margin-bottom="0.111in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2:37:00</meta:creation-date>
    <meta:initial-creator>Матвей Попов</meta:initial-creator>
    <dc:language>ru-RU</dc:language>
    <dc:date>2023-03-21T16:14:10.870690394</dc:date>
    <meta:editing-cycles>11</meta:editing-cycles>
    <meta:editing-duration>PT51M52S</meta:editing-duration>
    <meta:generator>LibreOffice/6.4.7.2$Linux_X86_64 LibreOffice_project/40$Build-2</meta:generator>
    <meta:document-statistic meta:table-count="0" meta:image-count="0" meta:object-count="0" meta:page-count="6" meta:paragraph-count="130" meta:word-count="899" meta:character-count="8869" meta:non-whitespace-character-count="7787"/>
    <meta:user-defined meta:name="AppVersion">15.0000</meta:user-defined>
    <meta:template xlink:type="simple" xlink:actuate="onRequest" xlink:title="Normal.dotm" xlink:href=""/>
  </office:meta>
</office:document-meta>
</file>